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738cm" svg:height="1.684cm" svg:x="5.601cm" svg:y="5.14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738cm" svg:height="1.684cm" svg:x="18.353cm" svg:y="5.122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8.325cm" svg:height="8.551cm" draw:transform="rotate (-0.787492558499841) translate (12.8002462868826cm 0.750035634553886cm)" svg:viewBox="0 0 8326 8552" svg:d="M0 8536c305 61 631-52 853-274 186-187 395-355 598-528 215-181 309-425 526-601 212-172 386-391 580-583 205-202 542-317 817-164 384 214 517-214 744-383 236-175 306-479 380-746 84-304 319-502 525-709 264-268 646-191 962-275 317-85 520-328 708-565 193-244 430-462 360-872-50-299 48-614 235-890 156-231 389-363 581-547 195-187 497-337 452-672l-55-309-92-272v-146">
          <text:p/>
        </draw:path>
        <draw:path draw:style-name="gr2" draw:text-style-name="P1" draw:layer="layout" svg:width="9.308cm" svg:height="8.221cm" draw:transform="rotate (0.725882435904442) translate (6.62868969824099cm 5.10611591317628cm)" svg:viewBox="0 0 9309 8222" svg:d="M0 31c351-25 708-59 1055 10 349 69 222 479 424 684 184 188 348 445 612 509 307 74 611 142 922 200 308 58 637 94 907 256 234 141 597 304 495 680-98 364 253 578 466 790 218 219 512 293 787 391 312 110 657 85 988 86 349 1 351 439 423 684 91 307-102 692 254 913 239 148 415 386 635 563 226 183 469 345 686 542 309 278-198 601 125 866 220 180 377 409 530 641l-113 243-83 133">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2T18:36:04.359813517</meta:creation-date>
    <dc:date>2016-07-02T21:26:07.923607272</dc:date>
    <dc:creator>elucterio </dc:creator>
    <meta:editing-duration>PT16M51S</meta:editing-duration>
    <meta:editing-cycles>2</meta:editing-cycles>
    <meta:generator>LibreOffice/4.2.8.2$Linux_X86_64 LibreOffice_project/420m0$Build-2</meta:generator>
    <meta:document-statistic meta:object-count="4"/>
  </office:meta>
</office:document-meta>
</file>